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856de" officeooo:paragraph-rsid="000856de" style:font-weight-asian="bold" style:font-weight-complex="bold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0856de" officeooo:paragraph-rsid="000856d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VILUPPO DELLA GUERRA</text:p>
      <text:p text:style-name="P4"/>
      <text:p text:style-name="P4"/>
      <text:p text:style-name="P4"/>
      <text:p text:style-name="P4"/>
      <text:p text:style-name="P4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3">Per questo motivo l'Italia non entrò subito in Guerra.</text:p>
      <text:p text:style-name="P3">L'talia si divideva tra <text:span text:style-name="T1">interventisti </text:span>e <text:span text:style-name="T1">neutralisti. </text:span></text:p>
      <text:p text:style-name="P3">I neutralisti erano formati soprattutto da i socialisti minimalisti, i liberali guidati da Giolitti, la chiesa (Poiché l'austria-ungheria era un paese cattolico) e da una buona parte del Parlamento.</text:p>
      <text:p text:style-name="P3">Gli <text:span text:style-name="T1">interventisti</text:span> erano in minoranza, ma riuscirono a fomentare le piazze e diedeero vita a episodi come le "radiose giornate".</text:p>
      <text:p text:style-name="P3"/>
      <text:p text:style-name="P3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3"/>
      <text:p text:style-name="P3">Alla fine<text:span text:style-name="T1"> l'Italia decise di entrare in guerra a fianco dell'Intesa perchè:</text:span></text:p>
      <text:p text:style-name="P7"/>
      <text:p text:style-name="P3">-Nel 1914 non c'era più motivo di contrasto con la Francia.</text:p>
      <text:p text:style-name="Standard"><text:span text:style-name="T6">- L'accordo del Patto di Londra prevedeva che dopo la vittoria l'Italia avrebbe guadagnato</text:span><text:span text:style-name="T4"> le due regioni del Trento e del Trieste, l'Alto Adige, l'Istria, la Dalmazia e una parte delle regioni tedesche in Africa.</text:span></text:p>
      <text:p text:style-name="P3">- Dato che il Re era favorevole all'intervento dell'Italia in Guerra, se i deputati avessero votato contro il Patto di Londra il Re avrebbe perso prestigio.</text:p>
      <text:p text:style-name="P3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Standard">Ci furono per la prima volta gli aerei, che però ancora non bombardarono</text:p>
      <text:p text:style-name="Standard">i carri armati.</text:p>
      <text:p text:style-name="Standard">E i sommergibili, specialmente tedeschi.</text:p>
      <text:p text:style-name="Standard"/>
      <text:p text:style-name="Standard">Il primo <text:span text:style-name="T1">generale italiano </text:span>è stato <text:span text:style-name="T1">Cadorna</text:span> che aveva la strategia della <text:span text:style-name="T1">spallata.</text:span></text:p>
      <text:p text:style-name="Standard"><text:span text:style-name="T1">L'obiettivo si doveva raggiungere solamente tramite l'attacco</text:span><text:span text:style-name="T2">.</text:span></text:p>
      <text:p text:style-name="P1"/>
      <text:p text:style-name="P1">Questa tattica <text:span text:style-name="T3">risultò inutile e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, questi episodi ovviamente erano segretissimi. </text:p>
      <text:p text:style-name="P1"/>
      <text:p text:style-name="P1">Con l'avvento del nuovo generale <text:span text:style-name="T1">Armando Diaz</text:span> e con la sua nuova strategia le cose cambiarono.</text:p>
      <text:p text:style-name="P1"/>
      <text:p text:style-name="P1"/>
      <text:p text:style-name="P6"><text:soft-page-break/>Genocidio degli armeni:</text:p>
      <text:p text:style-name="P10">L'obiettivo dei <text:span text:style-name="T1">Giovani turchi in Turchia</text:span> era quello di costruire uno Stato etnicamente omogeneo, perciò ci fu un genocidio di curdi, greci e soprattutto <text:span text:style-name="T1">armeni.</text:span></text:p>
      <text:p text:style-name="P1"/>
      <text:p text:style-name="P1"/>
      <text:p text:style-name="P1"/>
      <text:p text:style-name="P1"/>
      <text:p text:style-name="P1"/>
      <text:p text:style-name="P2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2">Il reinserimento delle persone nella società dopo la guerra è stato difficile per i soldati.</text:p>
      <text:p text:style-name="P1"/>
      <text:p text:style-name="Standard"><text:span text:style-name="T2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5">Al fronte per la prima volta si trovarono fianco a fianco soldati di diverse regioni che hanno dovuto comunicare tramite un unica lingua</text:span><text:span text:style-name="T2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50S</meta:editing-duration>
    <meta:editing-cycles>8</meta:editing-cycles>
    <meta:generator>LibreOffice/5.2.1.2$Windows_x86 LibreOffice_project/31dd62db80d4e60af04904455ec9c9219178d620</meta:generator>
    <dc:date>2017-10-24T20:35:36.390000000</dc:date>
    <meta:document-statistic meta:table-count="0" meta:image-count="0" meta:object-count="0" meta:page-count="2" meta:paragraph-count="35" meta:word-count="547" meta:character-count="3497" meta:non-whitespace-character-count="2979"/>
    <meta:user-defined meta:name="Info 1"/>
    <meta:user-defined meta:name="Info 2"/>
    <meta:user-defined meta:name="Info 3"/>
    <meta:user-defined meta:name="Info 4"/>
  </office:meta>
</office:document-meta>
</file>